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08" svg:font-family="'EB Garamond 08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ff420e" draw:fill="solid" draw:fill-color="#ff66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579d1c" draw:fill="solid" draw:fill-color="#579d1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EB Garamond 08"/>
    </style:style>
    <style:style style:name="P3" style:family="paragraph">
      <loext:graphic-properties draw:fill="solid" draw:fill-color="#ff6600"/>
      <style:paragraph-properties fo:text-align="center"/>
      <style:text-properties style:font-name="EB Garamond 08"/>
    </style:style>
    <style:style style:name="P4" style:family="paragraph">
      <loext:graphic-properties draw:fill="solid" draw:fill-color="#579d1c"/>
      <style:paragraph-properties fo:text-align="center"/>
      <style:text-properties style:font-name="EB Garamond 08"/>
    </style:style>
    <style:style style:name="T1" style:family="text">
      <style:text-properties style:font-name="EB Garamond 08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6cm" svg:height="1cm" svg:x="10.9cm" svg:y="0.3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10.901cm" svg:y="1.401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6.6cm" svg:height="1cm" svg:x="10.902cm" svg:y="2.502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6.6cm" svg:height="1cm" svg:x="3.801cm" svg:y="5.301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3.802cm" svg:y="6.402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6.6cm" svg:height="1cm" svg:x="3.803cm" svg:y="7.503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6.6cm" svg:height="1cm" svg:x="18.102cm" svg:y="5.302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18.103cm" svg:y="6.403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6.6cm" svg:height="1cm" svg:x="18.104cm" svg:y="7.504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6.6cm" svg:height="1cm" svg:x="0.3cm" svg:y="11.698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0.301cm" svg:y="12.799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0.302cm" svg:y="13.9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6.6cm" svg:height="1cm" svg:x="7.4cm" svg:y="11.698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7.401cm" svg:y="12.799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7.402cm" svg:y="13.9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6.6cm" svg:height="1cm" svg:x="14.498cm" svg:y="11.698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14.499cm" svg:y="12.799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14.5cm" svg:y="13.9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6.6cm" svg:height="1cm" svg:x="21.699cm" svg:y="11.699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21.7cm" svg:y="12.8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21.701cm" svg:y="13.901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101cm" svg:y1="5.301cm" svg:x2="14.202cm" svg:y2="3.502cm" draw:start-shape="id1" draw:start-glue-point="0" draw:end-shape="id2" draw:end-glue-point="2" svg:d="M7101 5301v-899h7101v-900" svg:viewBox="0 0 7102 1800">
          <text:p/>
        </draw:connector>
        <draw:connector draw:style-name="gr4" draw:text-style-name="P1" draw:layer="layout" svg:x1="21.402cm" svg:y1="5.302cm" svg:x2="14.202cm" svg:y2="3.502cm" draw:start-shape="id3" draw:start-glue-point="0" draw:end-shape="id2" draw:end-glue-point="2" svg:d="M21402 5302v-899h-7200v-901" svg:viewBox="0 0 7201 1801">
          <text:p/>
        </draw:connector>
        <draw:connector draw:style-name="gr4" draw:text-style-name="P1" draw:layer="layout" svg:x1="3.6cm" svg:y1="11.698cm" svg:x2="7.103cm" svg:y2="8.503cm" draw:start-shape="id4" draw:start-glue-point="0" draw:end-shape="id5" draw:end-glue-point="2" svg:d="M3600 11698v-1597h3503v-1598" svg:viewBox="0 0 3504 3196">
          <text:p/>
        </draw:connector>
        <draw:connector draw:style-name="gr4" draw:text-style-name="P1" draw:layer="layout" svg:x1="10.7cm" svg:y1="11.698cm" svg:x2="7.103cm" svg:y2="8.503cm" draw:start-shape="id6" draw:start-glue-point="0" draw:end-shape="id5" draw:end-glue-point="2" svg:d="M10700 11698v-1597h-3597v-1598" svg:viewBox="0 0 3598 3196">
          <text:p/>
        </draw:connector>
        <draw:connector draw:style-name="gr4" draw:text-style-name="P1" draw:layer="layout" svg:x1="17.798cm" svg:y1="11.698cm" svg:x2="21.404cm" svg:y2="8.504cm" draw:start-shape="id7" draw:start-glue-point="0" draw:end-shape="id8" draw:end-glue-point="2" svg:d="M17798 11698v-1596h3606v-1598" svg:viewBox="0 0 3607 3195">
          <text:p/>
        </draw:connector>
        <draw:connector draw:style-name="gr4" draw:text-style-name="P1" draw:layer="layout" svg:x1="24.999cm" svg:y1="11.699cm" svg:x2="21.404cm" svg:y2="8.504cm" draw:start-shape="id9" draw:start-glue-point="0" draw:end-shape="id8" draw:end-glue-point="2" svg:d="M24999 11699v-1597h-3595v-1598" svg:viewBox="0 0 3596 3196">
          <text:p/>
        </draw:connector>
        <draw:custom-shape draw:style-name="gr1" draw:text-style-name="P2" draw:layer="layout" svg:width="6.6cm" svg:height="1cm" svg:x="0.301cm" svg:y="15.699cm">
          <text:p text:style-name="P1"><text:span text:style-name="T1">Symbolic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0.303cm" svg:y="16.901cm">
          <text:p text:style-name="P1"><text:span text:style-name="T1">Downward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6cm" svg:height="1cm" svg:x="7.401cm" svg:y="15.699cm">
          <text:p text:style-name="P1"><text:span text:style-name="T1">Symbolic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7.403cm" svg:y="16.901cm">
          <text:p text:style-name="P1"><text:span text:style-name="T1">Downward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6cm" svg:height="1cm" svg:x="14.499cm" svg:y="15.699cm">
          <text:p text:style-name="P1"><text:span text:style-name="T1">Symbolic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14.501cm" svg:y="16.901cm">
          <text:p text:style-name="P1"><text:span text:style-name="T1">Downward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6cm" svg:height="1cm" svg:x="21.7cm" svg:y="15.7cm">
          <text:p text:style-name="P1"><text:span text:style-name="T1">Symbolic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21.702cm" svg:y="16.902cm">
          <text:p text:style-name="P1"><text:span text:style-name="T1">Downward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08" svg:font-family="'EB Garamond 08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.5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08:27:04.576249824</meta:creation-date>
    <dc:date>2020-03-27T17:26:50.153605563</dc:date>
    <meta:editing-duration>PT15M47S</meta:editing-duration>
    <meta:editing-cycles>6</meta:editing-cycles>
    <meta:generator>LibreOffice/6.0.7.3$Linux_X86_64 LibreOffice_project/00m0$Build-3</meta:generator>
    <meta:document-statistic meta:object-count="35"/>
  </office:meta>
</office:document-meta>
</file>